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20" calcext:value-type="float">
            <text:p>120</text:p>
          </table:table-cell>
          <table:table-cell table:style-name="ce7" table:formula="of:=COUNTIF([.B7:.B135];&quot;X&quot;)" office:value-type="float" office:value="96" calcext:value-type="float">
            <text:p>96</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38" calcext:value-type="float">
            <text:p>138</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2">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2">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2">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2">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 table:number-rows-repeated="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1">00/00/0000</text:date>, <text:time style:data-style-name="N2" text:time-value="21:04:23.7034543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1T21:05:37.796624255</dc:date>
    <meta:editing-duration>PT9H9M13S</meta:editing-duration>
    <meta:editing-cycles>146</meta:editing-cycles>
    <meta:document-statistic meta:table-count="1" meta:cell-count="701" meta:object-count="0"/>
  </office:meta>
</office:document-meta>
</file>